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01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3300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merican Express</text:p>
          </table:table-cell>
          <table:table-cell office:value-type="string" calcext:value-type="string">
            <text:p>34, 37[3]</text:p>
          </table:table-cell>
          <table:table-cell office:value-type="string" calcext:value-type="string">
            <text:p>UATP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9999" calcext:value-type="float">
            <text:p>199999</text:p>
          </table:table-cell>
        </table:table-row>
        <table:table-row table:style-name="ro1">
          <table:table-cell office:value-type="string" calcext:value-type="string">
            <text:p>Bankcard[5]</text:p>
          </table:table-cell>
          <table:table-cell office:value-type="string" calcext:value-type="string">
            <text:p>5610, 560221-560225</text:p>
          </table:table-cell>
          <table:table-cell office:value-type="string" calcext:value-type="string">
            <text:p>Diners Club</text:p>
          </table:table-cell>
          <table:table-cell office:value-type="float" office:value="201400" calcext:value-type="float">
            <text:p>201400</text:p>
          </table:table-cell>
          <table:table-cell office:value-type="float" office:value="201499" calcext:value-type="float">
            <text:p>201499</text:p>
          </table:table-cell>
        </table:table-row>
        <table:table-row table:style-name="ro1">
          <table:table-cell office:value-type="string" calcext:value-type="string">
            <text:p>China UnionPay</text:p>
          </table:table-cell>
          <table:table-cell office:value-type="string" calcext:value-type="string">
            <text:p>62[6]</text:p>
          </table:table-cell>
          <table:table-cell office:value-type="string" calcext:value-type="string">
            <text:p>Diners Club</text:p>
          </table:table-cell>
          <table:table-cell office:value-type="float" office:value="214900" calcext:value-type="float">
            <text:p>214900</text:p>
          </table:table-cell>
          <table:table-cell office:value-type="float" office:value="214999" calcext:value-type="float">
            <text:p>214999</text:p>
          </table:table-cell>
        </table:table-row>
        <table:table-row table:style-name="ro1">
          <table:table-cell office:value-type="string" calcext:value-type="string">
            <text:p>Diners Club Carte Blanche</text:p>
          </table:table-cell>
          <table:table-cell office:value-type="string" calcext:value-type="string">
            <text:p>300-305</text:p>
          </table:table-cell>
          <table:table-cell office:value-type="string" calcext:value-type="string">
            <text:p>MIR</text:p>
          </table:table-cell>
          <table:table-cell office:value-type="float" office:value="220000" calcext:value-type="float">
            <text:p>220000</text:p>
          </table:table-cell>
          <table:table-cell office:value-type="float" office:value="220499" calcext:value-type="float">
            <text:p>220499</text:p>
          </table:table-cell>
        </table:table-row>
        <table:table-row table:style-name="ro1">
          <table:table-cell office:value-type="string" calcext:value-type="string">
            <text:p>Diners Club enRoute</text:p>
          </table:table-cell>
          <table:table-cell office:value-type="string" calcext:value-type="string">
            <text:p>2014, 2149</text:p>
          </table:table-cell>
          <table:table-cell office:value-type="string" calcext:value-type="string">
            <text:p>MasterCard</text:p>
          </table:table-cell>
          <table:table-cell office:value-type="float" office:value="222100" calcext:value-type="float">
            <text:p>222100</text:p>
          </table:table-cell>
          <table:table-cell office:value-type="float" office:value="272099" calcext:value-type="float">
            <text:p>272099</text:p>
          </table:table-cell>
        </table:table-row>
        <table:table-row table:style-name="ro1">
          <table:table-cell office:value-type="string" calcext:value-type="string">
            <text:p>Diners Club International[7]</text:p>
          </table:table-cell>
          <table:table-cell office:value-type="string" calcext:value-type="string">
            <text:p>300-305, 309, 36</text:p>
          </table:table-cell>
          <table:table-cell office:value-type="string" calcext:value-type="string">
            <text:p>Diners Club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5999" calcext:value-type="float">
            <text:p>305999</text:p>
          </table:table-cell>
        </table:table-row>
        <table:table-row table:style-name="ro1">
          <table:table-cell/>
          <table:table-cell table:style-name="Default" office:value-type="string" calcext:value-type="string">
            <text:p>39-39[8]</text:p>
          </table:table-cell>
          <table:table-cell office:value-type="string" calcext:value-type="string">
            <text:p>Diners Club</text:p>
          </table:table-cell>
          <table:table-cell office:value-type="float" office:value="309000" calcext:value-type="float">
            <text:p>309000</text:p>
          </table:table-cell>
          <table:table-cell office:value-type="float" office:value="309999" calcext:value-type="float">
            <text:p>309999</text:p>
          </table:table-cell>
        </table:table-row>
        <table:table-row table:style-name="ro1">
          <table:table-cell office:value-type="string" calcext:value-type="string">
            <text:p>Diners Club United States &amp; Canada[9]</text:p>
          </table:table-cell>
          <table:table-cell office:value-type="string" calcext:value-type="string">
            <text:p>54, 55 (MasterCard co-branded)</text:p>
          </table:table-cell>
          <table:table-cell office:value-type="string" calcext:value-type="string">
            <text:p>American Express</text:p>
          </table:table-cell>
          <table:table-cell office:value-type="float" office:value="340000" calcext:value-type="float">
            <text:p>340000</text:p>
          </table:table-cell>
          <table:table-cell office:value-type="float" office:value="349999" calcext:value-type="float">
            <text:p>349999</text:p>
          </table:table-cell>
        </table:table-row>
        <table:table-row table:style-name="ro1">
          <table:table-cell office:value-type="string" calcext:value-type="string">
            <text:p>Discover Card[10]</text:p>
          </table:table-cell>
          <table:table-cell office:value-type="string" calcext:value-type="string">
            <text:p>6011, 622126-622925, 644-649, 65</text:p>
          </table:table-cell>
          <table:table-cell office:value-type="string" calcext:value-type="string">
            <text:p>JCB</text:p>
          </table:table-cell>
          <table:table-cell office:value-type="float" office:value="352800" calcext:value-type="float">
            <text:p>352800</text:p>
          </table:table-cell>
          <table:table-cell office:value-type="float" office:value="358999" calcext:value-type="float">
            <text:p>358999</text:p>
          </table:table-cell>
        </table:table-row>
        <table:table-row table:style-name="ro1">
          <table:table-cell office:value-type="string" calcext:value-type="string">
            <text:p>InterPayment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Diners Club</text:p>
          </table:table-cell>
          <table:table-cell office:value-type="float" office:value="360000" calcext:value-type="float">
            <text:p>360000</text:p>
          </table:table-cell>
          <table:table-cell office:value-type="float" office:value="369999" calcext:value-type="float">
            <text:p>369999</text:p>
          </table:table-cell>
        </table:table-row>
        <table:table-row table:style-name="ro1">
          <table:table-cell office:value-type="string" calcext:value-type="string">
            <text:p>InstaPayment</text:p>
          </table:table-cell>
          <table:table-cell office:value-type="string" calcext:value-type="string">
            <text:p>637-639[citation needed]</text:p>
          </table:table-cell>
          <table:table-cell office:value-type="string" calcext:value-type="string">
            <text:p>American Express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9999" calcext:value-type="float">
            <text:p>379999</text:p>
          </table:table-cell>
        </table:table-row>
        <table:table-row table:style-name="ro1">
          <table:table-cell office:value-type="string" calcext:value-type="string">
            <text:p>JCB</text:p>
          </table:table-cell>
          <table:table-cell office:value-type="string" calcext:value-type="string">
            <text:p>3528-3589[11]</text:p>
          </table:table-cell>
          <table:table-cell office:value-type="string" calcext:value-type="string">
            <text:p>Diners Club</text:p>
          </table:table-cell>
          <table:table-cell office:value-type="float" office:value="380000" calcext:value-type="float">
            <text:p>380000</text:p>
          </table:table-cell>
          <table:table-cell office:value-type="float" office:value="399999" calcext:value-type="float">
            <text:p>399999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6304, 6706, 6771, 6709</text:p>
          </table:table-cell>
          <table:table-cell office:value-type="string" calcext:value-type="string">
            <text:p>Visa</text:p>
          </table:table-cell>
          <table:table-cell office:value-type="float" office:value="400000" calcext:value-type="float">
            <text:p>400000</text:p>
          </table:table-cell>
          <table:table-cell table:formula="of:=[.D14]-1" office:value-type="float" office:value="417499" calcext:value-type="float">
            <text:p>417499</text:p>
          </table:table-cell>
        </table:table-row>
        <table:table-row table:style-name="ro1">
          <table:table-cell table:style-name="ce1" office:value-type="string" calcext:value-type="string">
            <text:p>Maestro</text:p>
          </table:table-cell>
          <table:table-cell table:style-name="ce5" office:value-type="string" calcext:value-type="string">
            <text:p>50, 56-69</text:p>
          </table:table-cell>
          <table:table-cell office:value-type="string" calcext:value-type="string">
            <text:p>Dankort</text:p>
          </table:table-cell>
          <table:table-cell office:value-type="float" office:value="417500" calcext:value-type="float">
            <text:p>417500</text:p>
          </table:table-cell>
          <table:table-cell office:value-type="float" office:value="417599" calcext:value-type="float">
            <text:p>417599</text:p>
          </table:table-cell>
        </table:table-row>
        <table:table-row table:style-name="ro1">
          <table:table-cell office:value-type="string" calcext:value-type="string">
            <text:p>Dankort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Visa</text:p>
          </table:table-cell>
          <table:table-cell table:formula="of:=[.E14]+1" office:value-type="float" office:value="417600" calcext:value-type="float">
            <text:p>417600</text:p>
          </table:table-cell>
          <table:table-cell table:formula="of:=[.D16]-1" office:value-type="float" office:value="457099" calcext:value-type="float">
            <text:p>457099</text:p>
          </table:table-cell>
        </table:table-row>
        <table:table-row table:style-name="ro1">
          <table:table-cell/>
          <table:table-cell table:style-name="Default" office:value-type="string" calcext:value-type="string">
            <text:p>5XXX, 4175, 4571 (Visa co-branded)</text:p>
          </table:table-cell>
          <table:table-cell office:value-type="string" calcext:value-type="string">
            <text:p>Dankort</text:p>
          </table:table-cell>
          <table:table-cell office:value-type="float" office:value="457100" calcext:value-type="float">
            <text:p>457100</text:p>
          </table:table-cell>
          <table:table-cell office:value-type="float" office:value="457199" calcext:value-type="float">
            <text:p>457199</text:p>
          </table:table-cell>
        </table:table-row>
        <table:table-row table:style-name="ro1">
          <table:table-cell office:value-type="string" calcext:value-type="string">
            <text:p>MIR</text:p>
          </table:table-cell>
          <table:table-cell office:value-type="string" calcext:value-type="string">
            <text:p>2200 - 2204</text:p>
          </table:table-cell>
          <table:table-cell office:value-type="string" calcext:value-type="string">
            <text:p>Visa</text:p>
          </table:table-cell>
          <table:table-cell table:formula="of:=[.E16]+1" office:value-type="float" office:value="457200" calcext:value-type="float">
            <text:p>457200</text:p>
          </table:table-cell>
          <table:table-cell office:value-type="float" office:value="499999" calcext:value-type="float">
            <text:p>499999</text:p>
          </table:table-cell>
        </table:table-row>
        <table:table-row table:style-name="ro1">
          <table:table-cell office:value-type="string" calcext:value-type="string">
            <text:p>MasterCard</text:p>
          </table:table-cell>
          <table:table-cell office:value-type="string" calcext:value-type="string">
            <text:p>2221-2720</text:p>
          </table:table-cell>
          <table:table-cell office:value-type="string" calcext:value-type="string">
            <text:p>Maestro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9999" calcext:value-type="float">
            <text:p>509999</text:p>
          </table:table-cell>
        </table:table-row>
        <table:table-row table:style-name="ro1">
          <table:table-cell/>
          <table:table-cell table:style-name="ce1" office:value-type="string" calcext:value-type="string">
            <text:p>51-54</text:p>
          </table:table-cell>
          <table:table-cell office:value-type="string" calcext:value-type="string">
            <text:p>Dankort</text:p>
          </table:table-cell>
          <table:table-cell office:value-type="float" office:value="501900" calcext:value-type="float">
            <text:p>501900</text:p>
          </table:table-cell>
          <table:table-cell office:value-type="float" office:value="501999" calcext:value-type="float">
            <text:p>501999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6334, 6767</text:p>
          </table:table-cell>
          <table:table-cell office:value-type="string" calcext:value-type="string">
            <text:p>MasterCard</text:p>
          </table:table-cell>
          <table:table-cell office:value-type="float" office:value="510000" calcext:value-type="float">
            <text:p>510000</text:p>
          </table:table-cell>
          <table:table-cell table:formula="of:=[.D21]-1" office:value-type="float" office:value="539199" calcext:value-type="float">
            <text:p>539199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6" office:value-type="string" calcext:value-type="string">
            <text:p>4903, 4905, 4911, 4936, 564182, 633110, 6333, 6759</text:p>
          </table:table-cell>
          <table:table-cell office:value-type="string" calcext:value-type="string">
            <text:p>CARDGUARD EAD BG ILS</text:p>
          </table:table-cell>
          <table:table-cell office:value-type="float" office:value="539200" calcext:value-type="float">
            <text:p>539200</text:p>
          </table:table-cell>
          <table:table-cell office:value-type="float" office:value="539299" calcext:value-type="float">
            <text:p>539299</text:p>
          </table:table-cell>
        </table:table-row>
        <table:table-row table:style-name="ro1">
          <table:table-cell table:style-name="ce3" office:value-type="string" calcext:value-type="string">
            <text:p>Visa</text:p>
          </table:table-cell>
          <table:table-cell table:style-name="ce7" office:value-type="string" calcext:value-type="string">
            <text:p>4 (including related/partner brands: Dankort, Electron, etc.)</text:p>
          </table:table-cell>
          <table:table-cell office:value-type="string" calcext:value-type="string">
            <text:p>MasterCard</text:p>
          </table:table-cell>
          <table:table-cell table:formula="of:=[.E21]+1" office:value-type="float" office:value="539300" calcext:value-type="float">
            <text:p>539300</text:p>
          </table:table-cell>
          <table:table-cell office:value-type="float" office:value="539999" calcext:value-type="float">
            <text:p>539999</text:p>
          </table:table-cell>
        </table:table-row>
        <table:table-row table:style-name="ro1">
          <table:table-cell office:value-type="string" calcext:value-type="string">
            <text:p>U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ers Club</text:p>
          </table:table-cell>
          <table:table-cell office:value-type="float" office:value="540000" calcext:value-type="float">
            <text:p>540000</text:p>
          </table:table-cell>
          <table:table-cell office:value-type="float" office:value="549999" calcext:value-type="float">
            <text:p>549999</text:p>
          </table:table-cell>
        </table:table-row>
        <table:table-row table:style-name="ro1">
          <table:table-cell office:value-type="string" calcext:value-type="string">
            <text:p>Verve</text:p>
          </table:table-cell>
          <table:table-cell office:value-type="string" calcext:value-type="string">
            <text:p>506099-506198, 650002-650027</text:p>
          </table:table-cell>
          <table:table-cell office:value-type="string" calcext:value-type="string">
            <text:p>Verve</text:p>
          </table:table-cell>
          <table:table-cell office:value-type="float" office:value="506099" calcext:value-type="float">
            <text:p>506099</text:p>
          </table:table-cell>
          <table:table-cell office:value-type="float" office:value="506198" calcext:value-type="float">
            <text:p>506198</text:p>
          </table:table-cell>
        </table:table-row>
        <table:table-row table:style-name="ro1">
          <table:table-cell office:value-type="string" calcext:value-type="string">
            <text:p>CARDGUARD EAD BG ILS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Maestro</text:p>
          </table:table-cell>
          <table:table-cell table:formula="of:=[.E24]+1" office:value-type="float" office:value="506199" calcext:value-type="float">
            <text:p>506199</text:p>
          </table:table-cell>
          <table:table-cell table:formula="of:=[.D26]-1" office:value-type="float" office:value="560220" calcext:value-type="float">
            <text:p>5602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card</text:p>
          </table:table-cell>
          <table:table-cell office:value-type="float" office:value="560221" calcext:value-type="float">
            <text:p>560221</text:p>
          </table:table-cell>
          <table:table-cell office:value-type="float" office:value="560225" calcext:value-type="float">
            <text:p>560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26]+1" office:value-type="float" office:value="560226" calcext:value-type="float">
            <text:p>560226</text:p>
          </table:table-cell>
          <table:table-cell table:formula="of:=[.D28]-1" office:value-type="float" office:value="560999" calcext:value-type="float">
            <text:p>560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card</text:p>
          </table:table-cell>
          <table:table-cell office:value-type="float" office:value="561000" calcext:value-type="float">
            <text:p>561000</text:p>
          </table:table-cell>
          <table:table-cell office:value-type="float" office:value="561099" calcext:value-type="float">
            <text:p>561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28]+1" office:value-type="float" office:value="561100" calcext:value-type="float">
            <text:p>561100</text:p>
          </table:table-cell>
          <table:table-cell table:formula="of:=[.D30]-1" office:value-type="float" office:value="601099" calcext:value-type="float">
            <text:p>601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ver Card</text:p>
          </table:table-cell>
          <table:table-cell office:value-type="float" office:value="601100" calcext:value-type="float">
            <text:p>601100</text:p>
          </table:table-cell>
          <table:table-cell office:value-type="float" office:value="601199" calcext:value-type="float">
            <text:p>601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30]+1" office:value-type="float" office:value="601200" calcext:value-type="float">
            <text:p>601200</text:p>
          </table:table-cell>
          <table:table-cell table:formula="of:=[.D32]-1" office:value-type="float" office:value="619999" calcext:value-type="float">
            <text:p>61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 UnionPay</text:p>
          </table:table-cell>
          <table:table-cell office:value-type="float" office:value="620000" calcext:value-type="float">
            <text:p>620000</text:p>
          </table:table-cell>
          <table:table-cell office:value-type="float" office:value="622125" calcext:value-type="float">
            <text:p>622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32]+1" office:value-type="float" office:value="622126" calcext:value-type="float">
            <text:p>622126</text:p>
          </table:table-cell>
          <table:table-cell table:formula="of:=[.D34]-1" office:value-type="float" office:value="622125" calcext:value-type="float">
            <text:p>622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ver Card</text:p>
          </table:table-cell>
          <table:table-cell office:value-type="float" office:value="622126" calcext:value-type="float">
            <text:p>622126</text:p>
          </table:table-cell>
          <table:table-cell office:value-type="float" office:value="622925" calcext:value-type="float">
            <text:p>622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34]+1" office:value-type="float" office:value="622926" calcext:value-type="float">
            <text:p>622926</text:p>
          </table:table-cell>
          <table:table-cell table:formula="of:=[.D36]-1" office:value-type="float" office:value="622925" calcext:value-type="float">
            <text:p>622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 UnionPay</text:p>
          </table:table-cell>
          <table:table-cell office:value-type="float" office:value="622926" calcext:value-type="float">
            <text:p>622926</text:p>
          </table:table-cell>
          <table:table-cell office:value-type="float" office:value="629999" calcext:value-type="float">
            <text:p>62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36]+1" office:value-type="float" office:value="630000" calcext:value-type="float">
            <text:p>630000</text:p>
          </table:table-cell>
          <table:table-cell table:formula="of:=[.D38]-1" office:value-type="float" office:value="630399" calcext:value-type="float">
            <text:p>63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er</text:p>
          </table:table-cell>
          <table:table-cell office:value-type="float" office:value="630400" calcext:value-type="float">
            <text:p>630400</text:p>
          </table:table-cell>
          <table:table-cell office:value-type="float" office:value="630499" calcext:value-type="float">
            <text:p>630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38]+1" office:value-type="float" office:value="630500" calcext:value-type="float">
            <text:p>630500</text:p>
          </table:table-cell>
          <table:table-cell table:formula="of:=[.D40]-1" office:value-type="float" office:value="633399" calcext:value-type="float">
            <text:p>633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o</text:p>
          </table:table-cell>
          <table:table-cell office:value-type="float" office:value="633400" calcext:value-type="float">
            <text:p>633400</text:p>
          </table:table-cell>
          <table:table-cell office:value-type="float" office:value="633499" calcext:value-type="float">
            <text:p>633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40]+1" office:value-type="float" office:value="633500" calcext:value-type="float">
            <text:p>633500</text:p>
          </table:table-cell>
          <table:table-cell table:formula="of:=[.D42]-1" office:value-type="float" office:value="635999" calcext:value-type="float">
            <text:p>635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ayment</text:p>
          </table:table-cell>
          <table:table-cell office:value-type="float" office:value="636000" calcext:value-type="float">
            <text:p>636000</text:p>
          </table:table-cell>
          <table:table-cell office:value-type="float" office:value="636999" calcext:value-type="float">
            <text:p>636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42]+1" office:value-type="float" office:value="637000" calcext:value-type="float">
            <text:p>637000</text:p>
          </table:table-cell>
          <table:table-cell table:formula="of:=[.D44]-1" office:value-type="float" office:value="636999" calcext:value-type="float">
            <text:p>636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Payment</text:p>
          </table:table-cell>
          <table:table-cell office:value-type="float" office:value="637000" calcext:value-type="float">
            <text:p>637000</text:p>
          </table:table-cell>
          <table:table-cell office:value-type="float" office:value="639999" calcext:value-type="float">
            <text:p>63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44]+1" office:value-type="float" office:value="640000" calcext:value-type="float">
            <text:p>640000</text:p>
          </table:table-cell>
          <table:table-cell table:formula="of:=[.D46]-1" office:value-type="float" office:value="643999" calcext:value-type="float">
            <text:p>643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ver Card</text:p>
          </table:table-cell>
          <table:table-cell office:value-type="float" office:value="644000" calcext:value-type="float">
            <text:p>644000</text:p>
          </table:table-cell>
          <table:table-cell office:value-type="float" office:value="650001" calcext:value-type="float">
            <text:p>65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46]+1" office:value-type="float" office:value="650002" calcext:value-type="float">
            <text:p>650002</text:p>
          </table:table-cell>
          <table:table-cell table:formula="of:=[.D48]-1" office:value-type="float" office:value="650001" calcext:value-type="float">
            <text:p>65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ve</text:p>
          </table:table-cell>
          <table:table-cell office:value-type="float" office:value="650002" calcext:value-type="float">
            <text:p>650002</text:p>
          </table:table-cell>
          <table:table-cell office:value-type="float" office:value="650027" calcext:value-type="float">
            <text:p>650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48]+1" office:value-type="float" office:value="650028" calcext:value-type="float">
            <text:p>650028</text:p>
          </table:table-cell>
          <table:table-cell table:formula="of:=[.D50]-1" office:value-type="float" office:value="650027" calcext:value-type="float">
            <text:p>650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ver Card</text:p>
          </table:table-cell>
          <table:table-cell office:value-type="float" office:value="650028" calcext:value-type="float">
            <text:p>650028</text:p>
          </table:table-cell>
          <table:table-cell office:value-type="float" office:value="659999" calcext:value-type="float">
            <text:p>65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50]+1" office:value-type="float" office:value="660000" calcext:value-type="float">
            <text:p>660000</text:p>
          </table:table-cell>
          <table:table-cell table:formula="of:=[.D52]-1" office:value-type="float" office:value="670599" calcext:value-type="float">
            <text:p>670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er</text:p>
          </table:table-cell>
          <table:table-cell office:value-type="float" office:value="670600" calcext:value-type="float">
            <text:p>670600</text:p>
          </table:table-cell>
          <table:table-cell office:value-type="float" office:value="670699" calcext:value-type="float">
            <text:p>670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52]+1" office:value-type="float" office:value="670700" calcext:value-type="float">
            <text:p>670700</text:p>
          </table:table-cell>
          <table:table-cell table:formula="of:=[.D54]-1" office:value-type="float" office:value="670899" calcext:value-type="float">
            <text:p>670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er</text:p>
          </table:table-cell>
          <table:table-cell office:value-type="float" office:value="670900" calcext:value-type="float">
            <text:p>670900</text:p>
          </table:table-cell>
          <table:table-cell office:value-type="float" office:value="670999" calcext:value-type="float">
            <text:p>670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54]+1" office:value-type="float" office:value="671000" calcext:value-type="float">
            <text:p>671000</text:p>
          </table:table-cell>
          <table:table-cell table:formula="of:=[.D56]-1" office:value-type="float" office:value="676699" calcext:value-type="float">
            <text:p>67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o</text:p>
          </table:table-cell>
          <table:table-cell office:value-type="float" office:value="676700" calcext:value-type="float">
            <text:p>676700</text:p>
          </table:table-cell>
          <table:table-cell office:value-type="float" office:value="676799" calcext:value-type="float">
            <text:p>676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table:formula="of:=[.E56]+1" office:value-type="float" office:value="676800" calcext:value-type="float">
            <text:p>676800</text:p>
          </table:table-cell>
          <table:table-cell table:formula="of:=[.D58]-1" office:value-type="float" office:value="677099" calcext:value-type="float">
            <text:p>677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er</text:p>
          </table:table-cell>
          <table:table-cell office:value-type="float" office:value="677100" calcext:value-type="float">
            <text:p>677100</text:p>
          </table:table-cell>
          <table:table-cell office:value-type="float" office:value="677199" calcext:value-type="float">
            <text:p>677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estro</text:p>
          </table:table-cell>
          <table:table-cell office:value-type="float" office:value="677200" calcext:value-type="float">
            <text:p>677200</text:p>
          </table:table-cell>
          <table:table-cell office:value-type="float" office:value="690000" calcext:value-type="float">
            <text:p>690000</text:p>
          </table:table-cell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6:55:12.992051045</meta:creation-date>
    <dc:date>2016-12-09T07:38:12.593986779</dc:date>
    <meta:editing-duration>PT32M46S</meta:editing-duration>
    <meta:editing-cycles>5</meta:editing-cycles>
    <meta:generator>LibreOffice/5.1.4.2$Linux_X86_64 LibreOffice_project/10m0$Build-2</meta:generator>
    <meta:document-statistic meta:table-count="1" meta:cell-count="224" meta:object-count="0"/>
  </office:meta>
</office:document-meta>
</file>